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5.2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68cm" fo:min-width="5.118cm"/>
      <style:paragraph-properties style:writing-mode="lr-tb"/>
    </style:style>
    <style:style style:name="gr3" style:family="graphic" style:parent-style-name="standard">
      <style:graphic-properties draw:fill="solid" draw:fill-color="#ffd428" draw:textarea-horizontal-align="justify" draw:textarea-vertical-align="middle" draw:auto-grow-height="false" fo:min-height="1.464cm" fo:min-width="4.3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marker-start="Arrow" draw:marker-start-width="0.3cm" draw:textarea-vertical-align="middle"/>
      <style:paragraph-properties style:writing-mode="lr-tb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5.296cm" fo:min-width="16.501cm"/>
      <style:paragraph-properties style:writing-mode="lr-tb"/>
    </style:style>
    <style:style style:name="gr7" style:family="graphic" style:parent-style-name="standard">
      <style:graphic-properties draw:fill="solid" draw:fill-color="#bbe33d" draw:textarea-horizontal-align="justify" draw:textarea-vertical-align="middle" draw:auto-grow-height="false" fo:min-height="1.376cm" fo:min-width="9.626cm"/>
      <style:paragraph-properties style:writing-mode="lr-tb"/>
    </style:style>
    <style:style style:name="gr8" style:family="graphic" style:parent-style-name="standard">
      <style:graphic-properties svg:stroke-color="#1e6a39" draw:marker-start="Arrow" draw:marker-start-width="0.3cm" draw:marker-end="Circle" draw:marker-end-width="0.3cm" draw:textarea-vertical-align="middle"/>
      <style:paragraph-properties style:writing-mode="lr-tb"/>
    </style:style>
    <style:style style:name="gr9" style:family="graphic" style:parent-style-name="standard">
      <style:graphic-properties svg:stroke-color="#1e6a39" draw:marker-start="Arrow" draw:marker-start-width="0.3cm" draw:marker-end="Circle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1" style:family="graphic" style:parent-style-name="standard">
      <style:graphic-properties draw:fill="solid" draw:fill-color="#77bc65" draw:textarea-horizontal-align="justify" draw:textarea-vertical-align="middle" draw:auto-grow-height="false" fo:min-height="2.988cm" fo:min-width="0.55cm"/>
      <style:paragraph-properties style:writing-mode="lr-tb"/>
    </style:style>
    <style:style style:name="gr12" style:family="graphic" style:parent-style-name="standard">
      <style:graphic-properties draw:fill="solid" draw:fill-color="#5eb91e" draw:textarea-horizontal-align="justify" draw:textarea-vertical-align="middle" draw:auto-grow-height="false" fo:min-height="1.197cm" fo:min-width="14.201cm"/>
      <style:paragraph-properties style:writing-mode="lr-tb"/>
    </style:style>
    <style:style style:name="gr13" style:family="graphic" style:parent-style-name="standard">
      <style:graphic-properties draw:fill="solid" draw:fill-color="#bbe33d" draw:textarea-horizontal-align="justify" draw:textarea-vertical-align="middle" draw:auto-grow-height="false" fo:min-height="1.358cm" fo:min-width="14cm"/>
      <style:paragraph-properties style:writing-mode="lr-tb"/>
    </style:style>
    <style:style style:name="gr14" style:family="graphic" style:parent-style-name="standard">
      <style:graphic-properties svg:stroke-color="#1e6a39" draw:marker-start="Circle" draw:marker-start-width="0.3cm" draw:marker-end="Rounded_20_short_20_Arrow" draw:marker-end-width="0.3cm" draw:textarea-vertical-align="middle"/>
      <style:paragraph-properties style:writing-mode="lr-tb"/>
    </style:style>
    <style:style style:name="gr15" style:family="graphic" style:parent-style-name="objectwithoutfill">
      <style:graphic-properties svg:stroke-color="#1e6a39" draw:marker-start="Circle" draw:marker-start-width="0.3cm" draw:marker-end="Arrow" draw:marker-end-width="0.3cm" draw:fill="solid"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428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solid" draw:fill-color="#77bc65"/>
      <style:paragraph-properties fo:text-align="start">
        <style:tab-stops/>
      </style:paragraph-properties>
    </style:style>
    <style:style style:name="P8" style:family="paragraph">
      <loext:graphic-properties draw:fill="solid" draw:fill-color="#bbe33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77bc65"/>
      <style:paragraph-properties fo:text-align="center"/>
    </style:style>
    <style:style style:name="P11" style:family="paragraph">
      <loext:graphic-properties draw:fill="solid" draw:fill-color="#5eb91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9cm" svg:x="1.2cm" svg:y="21.4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cm" svg:height="2.9cm" svg:x="14.5cm" svg:y="21.4cm">
          <text:p text:style-name="P1">Radio api bin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2cm" svg:height="2.2cm" svg:x="7.7cm" svg:y="19.4cm">
          <text:p text:style-name="P1"><text:span text:style-name="T1">radioI/frequency</text:span></text:p>
          <text:p text:style-name="P1">{value: 103,8}</text:p>
          <draw:enhanced-geometry svg:viewBox="0 0 21600 21600" draw:glue-points="?f6 0 10800 ?f8 ?f11 10800 ?f9 21600 10800 ?f10 ?f5 10800" draw:text-areas="?f3 ?f3 ?f4 ?f4" draw:type="parallelogram" draw:modifiers="1527.590875950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7.1cm" svg:y1="22.1cm" svg:x2="14.5cm" svg:y2="22.1cm">
          <text:p text:style-name="P3">request</text:p>
        </draw:line>
        <draw:line draw:style-name="gr5" draw:text-style-name="P1" draw:layer="layout" svg:x1="7.1cm" svg:y1="23.8cm" svg:x2="14.5cm" svg:y2="23.8cm">
          <text:p text:style-name="P3">reply</text:p>
        </draw:line>
        <draw:custom-shape draw:style-name="gr3" draw:text-style-name="P2" draw:layer="layout" svg:width="6.2cm" svg:height="2.2cm" svg:x="7.5cm" svg:y="24.3cm">
          <text:p text:style-name="P5"><text:span text:style-name="T1">success</text:span></text:p>
          <text:p text:style-name="P1"><text:span text:style-name="T2">{frequency: 103,8}</text:span></text:p>
          <draw:enhanced-geometry svg:viewBox="0 0 21600 21600" draw:glue-points="?f6 0 10800 ?f8 ?f11 10800 ?f9 21600 10800 ?f10 ?f5 10800" draw:text-areas="?f3 ?f3 ?f4 ?f4" draw:type="parallelogram" draw:modifiers="1527.590875950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17cm" svg:height="6.9cm" svg:x="1.9cm" svg:y="11.4cm">
          <text:p text:style-name="P6"><text:span text:style-name="T1">AFBIDL</text:span> : example-api-radio,yaml</text:p>
          <text:p text:style-name="P6">- info...</text:p>
          <text:p text:style-name="P6">- verb...</text:p>
          <text:p text:style-name="P6">- state-machines...</text:p>
          <text:p text:style-name="P6">- events...</text:p>
          <text:p text:style-name="P6">- schemas : </text:p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8" draw:layer="layout" svg:width="10.3cm" svg:height="1.8cm" svg:x="6.2cm" svg:y="14.7cm">
          <text:p text:style-name="P3">JSON schem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5cm" svg:y1="19.5cm" svg:x2="12.5cm" svg:y2="16.4cm">
          <text:p text:style-name="P3"/>
        </draw:line>
        <draw:line draw:style-name="gr9" draw:text-style-name="P3" draw:layer="layout" svg:x1="13.4cm" svg:y1="24.4cm" svg:x2="13.3cm" svg:y2="16.4cm">
          <text:p/>
        </draw:line>
        <draw:frame draw:style-name="gr10" draw:text-style-name="P9" draw:layer="layout" svg:width="3.3cm" svg:height="1.3cm" svg:x="11.4cm" svg:y="17.9cm">
          <draw:text-box>
            <text:p>validates</text:p>
          </draw:text-box>
        </draw:frame>
        <draw:custom-shape draw:style-name="gr11" draw:text-style-name="P10" draw:layer="layout" svg:width="2.1cm" svg:height="3.7cm" svg:x="17cm" svg:y="17.3cm">
          <text:p text:style-name="P3">describe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14.7cm" svg:height="1.8cm" svg:x="3.4cm" svg:y="8.2cm">
          <text:p text:style-name="P3"><text:span text:style-name="T1"><text:s/></text:span><text:span text:style-name="T1">afbidl-schema.json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8" xml:id="id1" draw:id="id1" draw:layer="layout" svg:width="14.5cm" svg:height="2cm" svg:x="3.3cm" svg:y="4.5cm">
          <text:p text:style-name="P3">JSON-Schema metaschem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3" draw:layer="layout" svg:x1="13.773cm" svg:y1="6.021cm" svg:x2="13.8cm" svg:y2="8.2cm">
          <text:p/>
        </draw:line>
        <draw:connector draw:style-name="gr15" draw:text-style-name="P12" draw:layer="layout" draw:line-skew="0cm -0.999cm" svg:x1="10.55cm" svg:y1="6.382cm" svg:x2="3.3cm" svg:y2="5.5cm" draw:start-shape="id1" draw:start-glue-point="6" draw:end-shape="id1" draw:end-glue-point="5" svg:d="M10550 6382v620h-8750v-1502h1500" svg:viewBox="0 0 8751 1503">
          <text:p text:style-name="P3"/>
        </draw:connector>
        <draw:frame draw:style-name="gr16" draw:text-style-name="P9" draw:layer="layout" svg:width="3.3cm" svg:height="0.962cm" svg:x="3.6cm" svg:y="6.9cm">
          <draw:text-box>
            <text:p>validates</text:p>
          </draw:text-box>
        </draw:frame>
        <draw:frame draw:style-name="gr16" draw:text-style-name="P9" draw:layer="layout" svg:width="3.3cm" svg:height="0.962cm" svg:x="13.9cm" svg:y="6.8cm">
          <draw:text-box>
            <text:p>validates</text:p>
          </draw:text-box>
        </draw:frame>
        <draw:line draw:style-name="gr9" draw:text-style-name="P3" draw:layer="layout" svg:x1="14cm" svg:y1="11.5cm" svg:x2="14cm" svg:y2="9.6cm">
          <text:p/>
        </draw:line>
        <draw:frame draw:style-name="gr16" draw:text-style-name="P9" draw:layer="layout" svg:width="3.3cm" svg:height="0.962cm" svg:x="14cm" svg:y="10.038cm">
          <draw:text-box>
            <text:p>valida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9T10:18:06.671644654</meta:creation-date>
    <meta:editing-duration>PT10M50S</meta:editing-duration>
    <meta:editing-cycles>4</meta:editing-cycles>
    <meta:generator>LibreOffice/6.3.4.2.0$Linux_X86_64 LibreOffice_project/30$Build-2</meta:generator>
    <dc:date>2020-02-19T11:10:33.932173924</dc:date>
    <meta:document-statistic meta:object-count="20"/>
  </office:meta>
</office:document-meta>
</file>